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81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olutionSiz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2616" calcext:value-type="float">
            <text:p>1512616</text:p>
          </table:table-cell>
          <table:table-cell table:style-name="ce4" table:formula="of:=1/([.B4]/[.$B$3])" office:value-type="float" office:value="1.73108178149643" calcext:value-type="float">
            <text:p>1.73</text:p>
          </table:table-cell>
          <table:table-cell table:style-name="ce3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353948" calcext:value-type="float">
            <text:p>2353948</text:p>
          </table:table-cell>
          <table:table-cell table:style-name="ce4" table:formula="of:=1/([.B5]/[.$B$3])" office:value-type="float" office:value="1.11237036672008" calcext:value-type="float">
            <text:p>1.11</text:p>
          </table:table-cell>
          <table:table-cell table:style-name="Default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71447" calcext:value-type="float">
            <text:p>1071447</text:p>
          </table:table-cell>
          <table:table-cell table:style-name="ce4" table:formula="of:=1/([.B6]/[.$B$3])" office:value-type="float" office:value="2.44385583234635" calcext:value-type="float">
            <text:p>2.44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2674852" calcext:value-type="float">
            <text:p>2674852</text:p>
          </table:table-cell>
          <table:table-cell table:style-name="ce4" table:formula="of:=1/([.B7]/[.$B$3])" office:value-type="float" office:value="0.978918459787682" calcext:value-type="float">
            <text:p>0.98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6859" calcext:value-type="float">
            <text:p>316859</text:p>
          </table:table-cell>
          <table:table-cell table:style-name="ce4" table:formula="of:=1/([.B8]/[.$B$3])" office:value-type="float" office:value="8.26380819228742" calcext:value-type="float">
            <text:p>8.26</text:p>
          </table:table-cell>
          <table:table-cell table:number-columns-repeated="3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55568" calcext:value-type="float">
            <text:p>255568</text:p>
          </table:table-cell>
          <table:table-cell table:style-name="ce4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0]/[.$B$1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9" table:default-cell-style-name="ce5"/>
        <table:table-column table:style-name="co2" table:default-cell-style-name="ce5"/>
        <table:table-column table:style-name="co6" table:number-columns-repeated="1022" table:default-cell-style-name="ce5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 office:value-type="string" calcext:value-type="string">
            <text:p>20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3"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0:11:42.451792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7-19T16:06:35.100899250</dc:date>
    <dc:creator>Matti </dc:creator>
    <meta:editing-duration>PT11H55M15S</meta:editing-duration>
    <meta:editing-cycles>62</meta:editing-cycles>
    <meta:generator>LibreOffice/4.2.6.3$Linux_X86_64 LibreOffice_project/420m0$Build-3</meta:generator>
    <meta:document-statistic meta:table-count="2" meta:cell-count="93" meta:object-count="0"/>
  </office:meta>
</office:document-meta>
</file>